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ize="10pt" fo:language="ru" fo:country="RU" officeooo:rsid="00148223" officeooo:paragraph-rsid="00148223" style:font-size-asian="8.75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21.1499996185303pt"/>
    </style:style>
    <style:style style:name="P6" style:family="paragraph">
      <style:paragraph-properties fo:text-align="center"/>
      <style:text-properties fo:font-size="17.6499996185303pt" style:font-size-asian="17.6499996185303pt" style:font-size-complex="17.6499996185303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5pt" style:font-size-asian="5pt" style:font-size-complex="5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8pt" style:font-size-asian="8pt" style:font-size-complex="8pt"/>
    </style:style>
    <style:style style:name="gr1" style:family="graphic">
      <style:graphic-properties draw:textarea-horizontal-align="justify" draw:textarea-vertical-align="middle" draw:auto-grow-height="false" fo:min-height="0.707cm" fo:min-width="1.8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8cm" fo:min-width="0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cm" fo:min-width="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74cm" fo:min-width="3.8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187cm" fo:min-width="0.1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74cm" fo:min-width="1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504cm" fo:min-width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74cm" fo:min-width="2.6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295cm" fo:min-width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95cm" fo:min-width="1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005cm" fo:min-width="1.2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74cm" fo:min-width="1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374cm" fo:min-width="1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3.327cm" fo:min-width="0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935cm" fo:min-width="0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243cm" fo:min-width="4.7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868cm" fo:min-width="0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432cm" fo:min-width="0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243cm" fo:min-width="5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312cm" fo:min-width="0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243cm" fo:min-width="8.9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.243cm" fo:min-width="4.6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1.782cm" fo:min-width="0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243cm" fo:min-width="6.0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3.097cm" fo:min-width="0.2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<draw:custom-shape text:anchor-type="paragraph" draw:z-index="0" draw:name="Фигура1" draw:style-name="gr1" svg:width="2.001cm" svg:height="1.001cm" svg:x="7.437cm" svg:y="0.937cm"><text:p text:style-name="P2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name="Фигура2" draw:style-name="gr2" svg:width="0.276cm" svg:height="0.548cm" svg:x="8.315cm" svg:y="1.9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2:15:41.351000000</meta:creation-date>
    <dc:date>2023-09-20T12:51:30.635000000</dc:date>
    <meta:editing-duration>PT14M44S</meta:editing-duration>
    <meta:editing-cycles>7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